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6.1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4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08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6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4cm" fo:min-width="3.06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4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2cm" fo:min-width="2.0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Для радио АРР\" draw:style-name="dp1" draw:master-page-name="Обычный">
        <draw:custom-shape draw:name="Start-End" draw:style-name="gr1" draw:text-style-name="P2" xml:id="id1" draw:id="id1" draw:layer="layout" svg:width="7.367cm" svg:height="1cm" svg:x="36.493cm" svg:y="1.767cm">
          <text:p text:style-name="P1"><text:span text:style-name="T1">Начало функци основно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2" draw:text-style-name="P2" xml:id="id2" draw:id="id2" draw:layer="layout" svg:width="5.982cm" svg:height="2cm" svg:x="37.189cm" svg:y="4.372cm">
          <text:p text:style-name="P1"><text:span text:style-name="T1">Определяем подключение</text:span></text:p>
          <text:p text:style-name="P1"><text:span text:style-name="T1">ф_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3" draw:text-style-name="P3" draw:layer="layout" svg:x1="40.176cm" svg:y1="2.767cm" svg:x2="40.18cm" svg:y2="4.372cm" draw:start-shape="id1" draw:start-glue-point="6" draw:end-shape="id2" draw:end-glue-point="4" svg:d="M40176 2767v803h4v802" svg:viewBox="0 0 5 1606">
          <text:p/>
        </draw:connector>
        <draw:connector draw:name="Connector_0" draw:style-name="gr4" draw:text-style-name="P3" draw:layer="layout" svg:x1="40.18cm" svg:y1="6.372cm" svg:x2="29.292cm" svg:y2="6.558cm" draw:start-shape="id2" draw:start-glue-point="6" draw:end-shape="id3" draw:end-glue-point="4" svg:d="M40180 6372v266h-6095v-345h-4793v265" svg:viewBox="0 0 10889 346">
          <text:p/>
        </draw:connector>
        <draw:custom-shape draw:name="Process_0" draw:style-name="gr5" draw:text-style-name="P2" xml:id="id3" draw:id="id3" draw:layer="layout" svg:width="3.379cm" svg:height="2cm" svg:x="27.602cm" svg:y="6.558cm">
          <text:p text:style-name="P1"><text:span text:style-name="T1">Выполняем </text:span></text:p>
          <text:p text:style-name="P1"><text:span text:style-name="T1">Поиск </text:span></text:p>
          <text:p text:style-name="P1"><text:span text:style-name="T1">Подключённого</text:span></text:p>
          <text:p text:style-name="P1"><text:span text:style-name="T1">ф_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6" draw:text-style-name="P2" xml:id="id4" draw:id="id4" draw:layer="layout" svg:width="3cm" svg:height="2cm" svg:x="27.647cm" svg:y="10.724cm">
          <text:p text:style-name="P1"><text:span text:style-name="T1">Условие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_1" draw:style-name="gr7" draw:text-style-name="P3" draw:layer="layout" svg:x1="29.292cm" svg:y1="8.558cm" svg:x2="29.147cm" svg:y2="10.724cm" draw:start-shape="id3" draw:start-glue-point="6" draw:end-shape="id4" draw:end-glue-point="4" svg:d="M29292 8558v1083h-145v1083" svg:viewBox="0 0 146 2167">
          <text:p/>
        </draw:connector>
        <draw:frame draw:style-name="gr8" draw:text-style-name="P4" draw:layer="layout" svg:width="3.093cm" svg:height="0.962cm" svg:x="23.512cm" svg:y="10.926cm">
          <draw:text-box>
            <text:p>Найдено</text:p>
          </draw:text-box>
        </draw:frame>
        <draw:frame draw:style-name="gr8" draw:text-style-name="P4" draw:layer="layout" svg:width="3.973cm" svg:height="0.962cm" svg:x="31.196cm" svg:y="10.694cm">
          <draw:text-box>
            <text:p>Не найдено</text:p>
          </draw:text-box>
        </draw:frame>
        <draw:custom-shape draw:name="Process_1" draw:style-name="gr9" draw:text-style-name="P2" xml:id="id5" draw:id="id5" draw:layer="layout" svg:width="3.587cm" svg:height="2cm" svg:x="23.042cm" svg:y="14.787cm">
          <text:p text:style-name="P1"><text:span text:style-name="T1">Функция</text:span></text:p>
          <text:p text:style-name="P1"><text:span text:style-name="T1">Двойного клика </text:span></text:p>
          <text:p text:style-name="P1"><text:span text:style-name="T1">В зелёный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" draw:style-name="gr10" draw:text-style-name="P3" draw:layer="layout" svg:x1="27.647cm" svg:y1="11.724cm" svg:x2="24.835cm" svg:y2="14.787cm" draw:start-shape="id4" draw:start-glue-point="5" draw:end-shape="id5" draw:end-glue-point="4" svg:d="M27647 11724h-2812v3063" svg:viewBox="0 0 2813 3064">
          <text:p/>
        </draw:connector>
        <draw:custom-shape draw:name="Process_2" draw:style-name="gr11" draw:text-style-name="P2" xml:id="id6" draw:id="id6" draw:layer="layout" svg:width="3cm" svg:height="2cm" svg:x="32.044cm" svg:y="14.669cm">
          <text:p text:style-name="P1"><text:span text:style-name="T1">Функция</text:span></text:p>
          <text:p text:style-name="P1"><text:span text:style-name="T1">Прокрутки</text:span></text:p>
          <text:p text:style-name="P1"><text:span text:style-name="T1">ниж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3" draw:style-name="gr12" draw:text-style-name="P3" draw:layer="layout" svg:x1="30.647cm" svg:y1="11.724cm" svg:x2="33.544cm" svg:y2="14.669cm" draw:start-shape="id4" draw:start-glue-point="7" draw:end-shape="id6" draw:end-glue-point="4" svg:d="M30647 11724h2897v2945" svg:viewBox="0 0 2898 2946">
          <text:p/>
        </draw:connector>
        <draw:custom-shape draw:name="Process_3" draw:style-name="gr13" draw:text-style-name="P2" xml:id="id7" draw:id="id7" draw:layer="layout" svg:width="3cm" svg:height="2cm" svg:x="15.404cm" svg:y="18.668cm">
          <text:p text:style-name="P1"><text:span text:style-name="T1">Переход во</text:span></text:p>
          <text:p text:style-name="P1"><text:span text:style-name="T1">вход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4" draw:style-name="gr14" draw:text-style-name="P3" draw:layer="layout" svg:x1="24.835cm" svg:y1="16.787cm" svg:x2="16.904cm" svg:y2="18.668cm" draw:start-shape="id5" draw:start-glue-point="6" draw:end-shape="id7" draw:end-glue-point="4" svg:d="M24835 16787v941h-7931v940" svg:viewBox="0 0 7932 1882">
          <text:p/>
        </draw:connector>
        <draw:custom-shape draw:name="Process_4" draw:style-name="gr15" draw:text-style-name="P2" xml:id="id8" draw:id="id8" draw:layer="layout" svg:width="3cm" svg:height="2cm" svg:x="10.906cm" svg:y="23.871cm">
          <text:p text:style-name="P1"><text:span text:style-name="T1">Поиск типа</text:span></text:p>
          <text:p text:style-name="P1"><text:span text:style-name="T1">Входа 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5" draw:style-name="gr16" draw:text-style-name="P3" draw:layer="layout" svg:x1="16.904cm" svg:y1="20.668cm" svg:x2="12.406cm" svg:y2="23.871cm" draw:start-shape="id7" draw:start-glue-point="6" draw:end-shape="id8" draw:end-glue-point="4" svg:d="M16904 20668v1602h-4498v1601" svg:viewBox="0 0 4499 3204">
          <text:p/>
        </draw:connector>
        <draw:custom-shape draw:name="Decision_0" draw:style-name="gr17" draw:text-style-name="P2" xml:id="id9" draw:id="id9" draw:layer="layout" svg:width="3cm" svg:height="2cm" svg:x="10.612cm" svg:y="28.28cm">
          <text:p text:style-name="P1"><text:span text:style-name="T1">Если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-Standard" draw:style-name="gr18" draw:text-style-name="P3" draw:layer="layout" svg:x1="12.406cm" svg:y1="25.871cm" svg:x2="12.112cm" svg:y2="28.28cm" draw:start-shape="id8" draw:start-glue-point="6" draw:end-shape="id9" draw:end-glue-point="4" svg:d="M12406 25871v1205h-294v1204" svg:viewBox="0 0 295 2410">
          <text:p/>
        </draw:connector>
        <draw:frame draw:style-name="gr8" draw:text-style-name="P4" draw:layer="layout" svg:width="3.093cm" svg:height="0.962cm" svg:x="4.845cm" svg:y="28.214cm">
          <draw:text-box>
            <text:p>Найдено</text:p>
          </draw:text-box>
        </draw:frame>
        <draw:frame draw:style-name="gr8" draw:text-style-name="P4" draw:layer="layout" svg:width="3.973cm" svg:height="0.962cm" svg:x="14.523cm" svg:y="28.207cm">
          <draw:text-box>
            <text:p>Не найдено</text:p>
          </draw:text-box>
        </draw:frame>
        <draw:custom-shape draw:name="Process_5" draw:style-name="gr19" draw:text-style-name="P2" xml:id="id10" draw:id="id10" draw:layer="layout" svg:width="3cm" svg:height="2cm" svg:x="4.032cm" svg:y="31.206cm">
          <text:p text:style-name="P1"><text:span text:style-name="T1">Преобразуем</text:span></text:p>
          <text:p text:style-name="P1"><text:span text:style-name="T1">В 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6" draw:style-name="gr20" draw:text-style-name="P3" draw:layer="layout" svg:x1="10.612cm" svg:y1="29.28cm" svg:x2="5.532cm" svg:y2="31.206cm" draw:start-shape="id9" draw:start-glue-point="5" draw:end-shape="id10" draw:end-glue-point="4" svg:d="M10612 29280h-5080v1926" svg:viewBox="0 0 5081 1927">
          <text:p/>
        </draw:connector>
        <draw:custom-shape draw:name="Process_6" draw:style-name="gr21" draw:text-style-name="P2" xml:id="id11" draw:id="id11" draw:layer="layout" svg:width="3.824cm" svg:height="2cm" svg:x="3.488cm" svg:y="35.224cm">
          <text:p text:style-name="P1"><text:span text:style-name="T1">Опускаемся к</text:span></text:p>
          <text:p text:style-name="P1"><text:span text:style-name="T1">Счётному порог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7" draw:style-name="gr22" draw:text-style-name="P3" draw:layer="layout" svg:x1="5.532cm" svg:y1="33.206cm" svg:x2="5.4cm" svg:y2="35.224cm" draw:start-shape="id10" draw:start-glue-point="6" draw:end-shape="id11" draw:end-glue-point="4" svg:d="M5532 33206v1010h-132v1008" svg:viewBox="0 0 133 2019">
          <text:p/>
        </draw:connector>
        <draw:custom-shape draw:name="Process_7" draw:style-name="gr23" draw:text-style-name="P2" xml:id="id12" draw:id="id12" draw:layer="layout" svg:width="3cm" svg:height="2cm" svg:x="3.864cm" svg:y="38.687cm">
          <text:p text:style-name="P1"><text:span text:style-name="T1">Меняем 1000</text:span></text:p>
          <text:p text:style-name="P1"><text:span text:style-name="T1">На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8" draw:style-name="gr24" draw:text-style-name="P3" draw:layer="layout" svg:x1="5.4cm" svg:y1="37.224cm" svg:x2="5.364cm" svg:y2="38.687cm" draw:start-shape="id11" draw:start-glue-point="6" draw:end-shape="id12" draw:end-glue-point="4" svg:d="M5400 37224v732h-36v731" svg:viewBox="0 0 37 1464">
          <text:p/>
        </draw:connector>
        <draw:custom-shape draw:name="Process_8" draw:style-name="gr25" draw:text-style-name="P2" xml:id="id13" draw:id="id13" draw:layer="layout" svg:width="3cm" svg:height="2cm" svg:x="3.647cm" svg:y="41.862cm">
          <text:p text:style-name="P1"><text:span text:style-name="T1">Переход в</text:span></text:p>
          <text:p text:style-name="P1"><text:span text:style-name="T1">Тип устрой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9" draw:style-name="gr26" draw:text-style-name="P2" xml:id="id14" draw:id="id14" draw:layer="layout" svg:width="3cm" svg:height="2cm" svg:x="3.455cm" svg:y="44.701cm">
          <text:p text:style-name="P1"><text:span text:style-name="T1">Сохран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9" draw:style-name="gr27" draw:text-style-name="P3" draw:layer="layout" svg:x1="5.364cm" svg:y1="40.687cm" svg:x2="5.147cm" svg:y2="41.862cm" draw:start-shape="id12" draw:start-glue-point="6" draw:end-shape="id13" draw:end-glue-point="4" svg:d="M5364 40687v588h-217v587" svg:viewBox="0 0 218 1176">
          <text:p/>
        </draw:connector>
        <draw:connector draw:name="Connector_10" draw:style-name="gr28" draw:text-style-name="P3" draw:layer="layout" svg:x1="5.147cm" svg:y1="43.862cm" svg:x2="4.955cm" svg:y2="44.701cm" draw:start-shape="id13" draw:start-glue-point="6" draw:end-shape="id14" draw:end-glue-point="4" svg:d="M5147 43862v420h-192v419" svg:viewBox="0 0 193 840">
          <text:p/>
        </draw:connector>
        <draw:custom-shape draw:name="Process_10" draw:style-name="gr29" draw:text-style-name="P2" xml:id="id15" draw:id="id15" draw:layer="layout" svg:width="3cm" svg:height="2cm" svg:x="16.083cm" svg:y="30.149cm">
          <text:p text:style-name="P1"><text:span text:style-name="T1">Выполняем</text:span></text:p>
          <text:p text:style-name="P1"><text:span text:style-name="T1">Поиск сдвиг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1" draw:style-name="gr30" draw:text-style-name="P3" draw:layer="layout" svg:x1="13.612cm" svg:y1="29.28cm" svg:x2="17.583cm" svg:y2="30.149cm" draw:start-shape="id9" draw:start-glue-point="7" draw:end-shape="id15" draw:end-glue-point="4" svg:d="M13612 29280h3971v869" svg:viewBox="0 0 3972 870">
          <text:p/>
        </draw:connector>
        <draw:connector draw:name="Connector_12" draw:style-name="gr31" draw:text-style-name="P3" draw:layer="layout" svg:x1="16.083cm" svg:y1="31.149cm" svg:x2="10.906cm" svg:y2="24.871cm" draw:start-shape="id15" draw:start-glue-point="5" draw:end-shape="id8" draw:end-glue-point="5" svg:d="M16083 31149h-5442v-6278h265" svg:viewBox="0 0 5443 6279">
          <text:p/>
        </draw:connector>
        <draw:connector draw:name="Connector_13" draw:style-name="gr32" draw:text-style-name="P3" draw:layer="layout" svg:x1="13.906cm" svg:y1="24.871cm" svg:x2="19.083cm" svg:y2="31.149cm" draw:start-shape="id8" draw:start-glue-point="7" draw:end-shape="id15" draw:end-glue-point="7" svg:d="M13906 24871h5443v6278h-266" svg:viewBox="0 0 5444 6279">
          <text:p/>
        </draw:connector>
        <draw:connector draw:name="Connector_14" draw:style-name="gr33" draw:text-style-name="P3" draw:layer="layout" svg:x1="32.044cm" svg:y1="15.669cm" svg:x2="27.602cm" svg:y2="7.558cm" draw:start-shape="id6" draw:start-glue-point="5" draw:end-shape="id3" draw:end-glue-point="5" svg:d="M32044 15669h-4708v-8111h266" svg:viewBox="0 0 4709 8112">
          <text:p/>
        </draw:connector>
        <draw:connector draw:name="Connector_15" draw:style-name="gr34" draw:text-style-name="P3" draw:layer="layout" svg:x1="30.981cm" svg:y1="7.558cm" svg:x2="35.044cm" svg:y2="15.669cm" draw:start-shape="id3" draw:start-glue-point="7" draw:end-shape="id6" draw:end-glue-point="7" svg:d="M30981 7558h4329v8111h-266" svg:viewBox="0 0 4330 8112">
          <text:p/>
        </draw:connector>
        <draw:custom-shape draw:name="Start-End_0" draw:style-name="gr35" draw:text-style-name="P2" xml:id="id16" draw:id="id16" draw:layer="layout" svg:width="3cm" svg:height="1cm" svg:x="54.175cm" svg:y="2.063cm">
          <text:p text:style-name="P1"><text:span text:style-name="T1">Функция</text:span></text:p>
          <text:p text:style-name="P1"><text:span text:style-name="T1">определения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_11" draw:style-name="gr36" draw:text-style-name="P2" xml:id="id17" draw:id="id17" draw:layer="layout" svg:width="4.145cm" svg:height="2cm" svg:x="53.613cm" svg:y="4.014cm">
          <text:p text:style-name="P1"><text:span text:style-name="T1">Проверка</text:span></text:p>
          <text:p text:style-name="P1"><text:span text:style-name="T1">Тип устройства</text:span></text:p>
          <text:p text:style-name="P1"><text:span text:style-name="T1">(есть окне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16" draw:style-name="gr37" draw:text-style-name="P3" draw:layer="layout" svg:x1="55.675cm" svg:y1="3.063cm" svg:x2="55.686cm" svg:y2="4.014cm" draw:start-shape="id16" draw:start-glue-point="6" draw:end-shape="id17" draw:end-glue-point="4" svg:d="M55675 3063v476h11v475" svg:viewBox="0 0 12 952">
          <text:p/>
        </draw:connector>
        <draw:custom-shape draw:name="Process_12" draw:style-name="gr38" draw:text-style-name="P2" xml:id="id18" draw:id="id18" draw:layer="layout" svg:width="3cm" svg:height="2cm" svg:x="53.589cm" svg:y="12.313cm">
          <text:p text:style-name="P1"><text:span text:style-name="T1">Обновляем</text:span></text:p>
          <text:p text:style-name="P1"><text:span text:style-name="T1">страниц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" draw:style-name="gr39" draw:text-style-name="P2" xml:id="id19" draw:id="id19" draw:layer="layout" svg:width="3cm" svg:height="2cm" svg:x="53.591cm" svg:y="15.096cm">
          <text:p text:style-name="P1"><text:span text:style-name="T1">Пауза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_18" draw:style-name="gr40" draw:text-style-name="P3" draw:layer="layout" svg:x1="55.089cm" svg:y1="14.313cm" svg:x2="55.091cm" svg:y2="15.096cm" draw:start-shape="id18" draw:start-glue-point="6" draw:end-shape="id19" draw:end-glue-point="0" svg:d="M55089 14313v392h2v391" svg:viewBox="0 0 3 784">
          <text:p/>
        </draw:connector>
        <draw:custom-shape draw:name="Start-End_1" draw:style-name="gr41" draw:text-style-name="P2" xml:id="id20" draw:id="id20" draw:layer="layout" svg:width="3cm" svg:height="1cm" svg:x="45.986cm" svg:y="17.994cm">
          <text:p text:style-name="P1"><text:span text:style-name="T1">Функция</text:span></text:p>
          <text:p text:style-name="P1"><text:span text:style-name="T1">прокрутк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_19" draw:style-name="gr42" draw:text-style-name="P3" draw:layer="layout" svg:x1="53.591cm" svg:y1="16.096cm" svg:x2="47.486cm" svg:y2="17.994cm" draw:start-shape="id19" draw:start-glue-point="3" draw:end-shape="id20" draw:end-glue-point="4" svg:d="M53591 16096h-6105v1898" svg:viewBox="0 0 6106 1899">
          <text:p/>
        </draw:connector>
        <draw:custom-shape draw:name="Process_13" draw:style-name="gr43" draw:text-style-name="P2" xml:id="id21" draw:id="id21" draw:layer="layout" svg:width="3cm" svg:height="2cm" svg:x="45.793cm" svg:y="19.916cm">
          <text:p text:style-name="P1"><text:span text:style-name="T1">Прокрутка</text:span></text:p>
          <text:p text:style-name="P1"><text:span text:style-name="T1">+- на 40 %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0" draw:style-name="gr44" draw:text-style-name="P3" draw:layer="layout" svg:x1="47.486cm" svg:y1="18.994cm" svg:x2="47.293cm" svg:y2="19.916cm" draw:start-shape="id20" draw:start-glue-point="6" draw:end-shape="id21" draw:end-glue-point="4" svg:d="M47486 18994v462h-193v460" svg:viewBox="0 0 194 923">
          <text:p/>
        </draw:connector>
        <draw:connector draw:name="Connector_21" draw:style-name="gr45" draw:text-style-name="P3" draw:layer="layout" svg:x1="45.793cm" svg:y1="20.916cm" svg:x2="53.613cm" svg:y2="5.014cm" draw:start-shape="id21" draw:start-glue-point="5" draw:end-shape="id17" draw:end-glue-point="5" svg:d="M45793 20916h-265v-15902h8085" svg:viewBox="0 0 8086 15903">
          <text:p/>
        </draw:connector>
        <draw:custom-shape draw:name="Decision_1" draw:style-name="gr46" draw:text-style-name="P2" xml:id="id22" draw:id="id22" draw:layer="layout" svg:width="3cm" svg:height="2cm" svg:x="54.369cm" svg:y="6.993cm">
          <text:p text:style-name="P1"><text:span text:style-name="T1">Если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4" draw:layer="layout" svg:width="3.973cm" svg:height="0.962cm" svg:x="49.909cm" svg:y="8.829cm">
          <draw:text-box>
            <text:p>Не найдено</text:p>
          </draw:text-box>
        </draw:frame>
        <draw:frame draw:style-name="gr8" draw:text-style-name="P4" draw:layer="layout" svg:width="3.093cm" svg:height="0.962cm" svg:x="58.905cm" svg:y="7.046cm">
          <draw:text-box>
            <text:p>Найдено</text:p>
          </draw:text-box>
        </draw:frame>
        <draw:connector draw:name="Connector_17" draw:style-name="gr47" draw:text-style-name="P3" draw:layer="layout" svg:x1="54.369cm" svg:y1="7.993cm" svg:x2="55.089cm" svg:y2="12.313cm" draw:start-shape="id22" draw:start-glue-point="5" draw:end-shape="id18" draw:end-glue-point="4" svg:d="M54369 7993h-265v2661h985v1659" svg:viewBox="0 0 986 4321">
          <text:p/>
        </draw:connector>
        <draw:connector draw:name="Connector_22" draw:style-name="gr48" draw:text-style-name="P3" draw:layer="layout" svg:x1="55.686cm" svg:y1="6.014cm" svg:x2="55.869cm" svg:y2="6.993cm" draw:start-shape="id17" draw:start-glue-point="6" draw:end-shape="id22" draw:end-glue-point="4" svg:d="M55686 6014v490h183v489" svg:viewBox="0 0 184 980">
          <text:p/>
        </draw:connector>
        <draw:custom-shape draw:name="Start-End_2" draw:style-name="gr49" draw:text-style-name="P2" xml:id="id23" draw:id="id23" draw:layer="layout" svg:width="3.951cm" svg:height="2.004cm" svg:x="60.83cm" svg:y="9.387cm">
          <text:p text:style-name="P1"><text:span text:style-name="T1">Функция</text:span></text:p>
          <text:p text:style-name="P1"><text:span text:style-name="T1">Регистрации </text:span></text:p>
          <text:p text:style-name="P1"><text:span text:style-name="T1">Устройства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_23" draw:style-name="gr50" draw:text-style-name="P3" draw:layer="layout" svg:x1="57.369cm" svg:y1="7.993cm" svg:x2="62.806cm" svg:y2="9.387cm" draw:start-shape="id22" draw:start-glue-point="7" draw:end-shape="id23" draw:end-glue-point="4" svg:d="M57369 7993h5437v1394" svg:viewBox="0 0 5438 1395">
          <text:p/>
        </draw:connector>
        <draw:custom-shape draw:name="Process_14" draw:style-name="gr51" draw:text-style-name="P2" xml:id="id24" draw:id="id24" draw:layer="layout" svg:width="3.348cm" svg:height="2cm" svg:x="61.095cm" svg:y="12.675cm">
          <text:p text:style-name="P1"><text:span text:style-name="T1">Наводим мышь</text:span></text:p>
          <text:p text:style-name="P1"><text:span text:style-name="T1">На сини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4" draw:style-name="gr52" draw:text-style-name="P3" draw:layer="layout" svg:x1="62.806cm" svg:y1="11.391cm" svg:x2="62.769cm" svg:y2="12.675cm" draw:start-shape="id23" draw:start-glue-point="6" draw:end-shape="id24" draw:end-glue-point="4" svg:d="M62806 11391v643h-37v641" svg:viewBox="0 0 38 1285">
          <text:p/>
        </draw:connector>
        <draw:custom-shape draw:name="Process_15" draw:style-name="gr53" draw:text-style-name="P2" xml:id="id25" draw:id="id25" draw:layer="layout" svg:width="3cm" svg:height="2cm" svg:x="61.446cm" svg:y="15.573cm">
          <text:p text:style-name="P1"><text:span text:style-name="T1">Двойной клик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5" draw:style-name="gr54" draw:text-style-name="P3" draw:layer="layout" svg:x1="62.769cm" svg:y1="14.675cm" svg:x2="62.946cm" svg:y2="15.573cm" draw:start-shape="id24" draw:start-glue-point="6" draw:end-shape="id25" draw:end-glue-point="4" svg:d="M62769 14675v450h177v448" svg:viewBox="0 0 178 899">
          <text:p/>
        </draw:connector>
        <draw:custom-shape draw:name="Start-End_3" draw:style-name="gr55" draw:text-style-name="P2" xml:id="id26" draw:id="id26" draw:layer="layout" svg:width="3cm" svg:height="1cm" svg:x="61.386cm" svg:y="20.061cm">
          <text:p text:style-name="P1"><text:span text:style-name="T1">Входы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_26" draw:style-name="gr56" draw:text-style-name="P3" draw:layer="layout" svg:x1="62.946cm" svg:y1="17.573cm" svg:x2="62.886cm" svg:y2="20.061cm" draw:start-shape="id25" draw:start-glue-point="6" draw:end-shape="id26" draw:end-glue-point="4" svg:d="M62946 17573v1245h-60v1243" svg:viewBox="0 0 61 2489">
          <text:p/>
        </draw:connector>
        <draw:custom-shape draw:name="Process_16" draw:style-name="gr57" draw:text-style-name="P2" xml:id="id27" draw:id="id27" draw:layer="layout" svg:width="3cm" svg:height="2cm" svg:x="51.585cm" svg:y="31.15cm">
          <text:p text:style-name="P1"><text:span text:style-name="T1">Преобразуем</text:span></text:p>
          <text:p text:style-name="P1"><text:span text:style-name="T1">В 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17" draw:style-name="gr58" draw:text-style-name="P2" xml:id="id28" draw:id="id28" draw:layer="layout" svg:width="3.824cm" svg:height="2cm" svg:x="51.041cm" svg:y="35.168cm">
          <text:p text:style-name="P1"><text:span text:style-name="T1">Опускаемся к</text:span></text:p>
          <text:p text:style-name="P1"><text:span text:style-name="T1">Счётному порогу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7" draw:style-name="gr59" draw:text-style-name="P3" draw:layer="layout" svg:x1="53.085cm" svg:y1="33.15cm" svg:x2="52.953cm" svg:y2="35.168cm" draw:start-shape="id27" draw:start-glue-point="6" draw:end-shape="id28" draw:end-glue-point="4" svg:d="M53085 33150v1010h-132v1008" svg:viewBox="0 0 133 2019">
          <text:p/>
        </draw:connector>
        <draw:custom-shape draw:name="Process_18" draw:style-name="gr60" draw:text-style-name="P2" xml:id="id29" draw:id="id29" draw:layer="layout" svg:width="3cm" svg:height="2cm" svg:x="51.417cm" svg:y="38.631cm">
          <text:p text:style-name="P1"><text:span text:style-name="T1">Меняем 1000</text:span></text:p>
          <text:p text:style-name="P1"><text:span text:style-name="T1">На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8" draw:style-name="gr61" draw:text-style-name="P3" draw:layer="layout" svg:x1="52.953cm" svg:y1="37.168cm" svg:x2="52.917cm" svg:y2="38.631cm" draw:start-shape="id28" draw:start-glue-point="6" draw:end-shape="id29" draw:end-glue-point="4" svg:d="M52953 37168v732h-36v731" svg:viewBox="0 0 37 1464">
          <text:p/>
        </draw:connector>
        <draw:custom-shape draw:name="Process_19" draw:style-name="gr62" draw:text-style-name="P2" xml:id="id30" draw:id="id30" draw:layer="layout" svg:width="3cm" svg:height="2cm" svg:x="51.2cm" svg:y="41.806cm">
          <text:p text:style-name="P1"><text:span text:style-name="T1">Переход в</text:span></text:p>
          <text:p text:style-name="P1"><text:span text:style-name="T1">Тип устройства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20" draw:style-name="gr63" draw:text-style-name="P2" xml:id="id31" draw:id="id31" draw:layer="layout" svg:width="3cm" svg:height="2cm" svg:x="51.008cm" svg:y="44.645cm">
          <text:p text:style-name="P1"><text:span text:style-name="T1">Сохран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29" draw:style-name="gr64" draw:text-style-name="P3" draw:layer="layout" svg:x1="52.917cm" svg:y1="40.631cm" svg:x2="52.7cm" svg:y2="41.806cm" draw:start-shape="id29" draw:start-glue-point="6" draw:end-shape="id30" draw:end-glue-point="4" svg:d="M52917 40631v588h-217v587" svg:viewBox="0 0 218 1176">
          <text:p/>
        </draw:connector>
        <draw:connector draw:name="Connector_30" draw:style-name="gr65" draw:text-style-name="P3" draw:layer="layout" svg:x1="52.7cm" svg:y1="43.806cm" svg:x2="52.508cm" svg:y2="44.645cm" draw:start-shape="id30" draw:start-glue-point="6" draw:end-shape="id31" draw:end-glue-point="4" svg:d="M52700 43806v420h-192v419" svg:viewBox="0 0 193 840">
          <text:p/>
        </draw:connector>
        <draw:custom-shape draw:name="Start-End_4" draw:style-name="gr66" draw:text-style-name="P2" xml:id="id32" draw:id="id32" draw:layer="layout" svg:width="3cm" svg:height="1cm" svg:x="61.231cm" svg:y="23.005cm">
          <text:p text:style-name="P1"><text:span text:style-name="T1">Поиск 5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_21" draw:style-name="gr67" draw:text-style-name="P2" xml:id="id33" draw:id="id33" draw:layer="layout" svg:width="3cm" svg:height="2cm" svg:x="61.383cm" svg:y="25.193cm">
          <text:p text:style-name="P1"><text:span text:style-name="T1">Поиск 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31" draw:style-name="gr68" draw:text-style-name="P3" draw:layer="layout" svg:x1="62.731cm" svg:y1="24.005cm" svg:x2="62.883cm" svg:y2="25.193cm" draw:start-shape="id32" draw:start-glue-point="6" draw:end-shape="id33" draw:end-glue-point="4" svg:d="M62731 24005v594h152v594" svg:viewBox="0 0 153 1189">
          <text:p/>
        </draw:connector>
        <draw:custom-shape draw:name="Decision_2" draw:style-name="gr69" draw:text-style-name="P2" xml:id="id34" draw:id="id34" draw:layer="layout" svg:width="3cm" svg:height="2cm" svg:x="61.266cm" svg:y="28.662cm">
          <text:p text:style-name="P1"><text:span text:style-name="T1">Если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4" draw:layer="layout" svg:width="3.093cm" svg:height="0.962cm" svg:x="54.356cm" svg:y="28.81cm">
          <draw:text-box>
            <text:p>Найдено</text:p>
          </draw:text-box>
        </draw:frame>
        <draw:frame draw:style-name="gr8" draw:text-style-name="P4" draw:layer="layout" svg:width="3.973cm" svg:height="0.962cm" svg:x="64.765cm" svg:y="28.691cm">
          <draw:text-box>
            <text:p>Не найдено</text:p>
          </draw:text-box>
        </draw:frame>
        <draw:connector draw:name="Connector_32" draw:style-name="gr70" draw:text-style-name="P3" draw:layer="layout" svg:x1="61.266cm" svg:y1="29.662cm" svg:x2="53.085cm" svg:y2="31.15cm" draw:start-shape="id34" draw:start-glue-point="5" draw:end-shape="id27" draw:end-glue-point="4" svg:d="M61266 29662h-8181v1488" svg:viewBox="0 0 8182 1489">
          <text:p/>
        </draw:connector>
        <draw:connector draw:name="Connector_33" draw:style-name="gr71" draw:text-style-name="P3" draw:layer="layout" svg:x1="62.883cm" svg:y1="27.193cm" svg:x2="62.766cm" svg:y2="28.662cm" draw:start-shape="id33" draw:start-glue-point="6" draw:end-shape="id34" draw:end-glue-point="4" svg:d="M62883 27193v735h-117v734" svg:viewBox="0 0 118 1470">
          <text:p/>
        </draw:connector>
        <draw:custom-shape draw:name="Process_22" draw:style-name="gr72" draw:text-style-name="P2" xml:id="id35" draw:id="id35" draw:layer="layout" svg:width="3cm" svg:height="2cm" svg:x="66.439cm" svg:y="31.514cm">
          <text:p text:style-name="P1"><text:span text:style-name="T1">Прокрутка</text:span></text:p>
          <text:p text:style-name="P1"><text:span text:style-name="T1">Вправ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34" draw:style-name="gr73" draw:text-style-name="P3" draw:layer="layout" svg:x1="64.266cm" svg:y1="29.662cm" svg:x2="67.939cm" svg:y2="31.514cm" draw:start-shape="id34" draw:start-glue-point="7" draw:end-shape="id35" draw:end-glue-point="4" svg:d="M64266 29662h3673v1852" svg:viewBox="0 0 3674 1853">
          <text:p/>
        </draw:connector>
        <draw:custom-shape draw:name="Decision_3" draw:style-name="gr74" draw:text-style-name="P2" xml:id="id36" draw:id="id36" draw:layer="layout" svg:width="5.145cm" svg:height="2.823cm" svg:x="65.499cm" svg:y="34.542cm">
          <text:p text:style-name="P1"><text:span text:style-name="T1">Если найден </text:span></text:p>
          <text:p text:style-name="P1"><text:span text:style-name="T1">крайний(17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_35" draw:style-name="gr75" draw:text-style-name="P3" draw:layer="layout" svg:x1="67.939cm" svg:y1="33.514cm" svg:x2="68.072cm" svg:y2="34.542cm" draw:start-shape="id35" draw:start-glue-point="6" draw:end-shape="id36" draw:end-glue-point="4" svg:d="M67939 33514v514h133v514" svg:viewBox="0 0 134 1029">
          <text:p/>
        </draw:connector>
        <draw:frame draw:style-name="gr8" draw:text-style-name="P4" draw:layer="layout" svg:width="3.093cm" svg:height="0.962cm" svg:x="62.441cm" svg:y="35.072cm">
          <draw:text-box>
            <text:p>Найдено</text:p>
          </draw:text-box>
        </draw:frame>
        <draw:frame draw:style-name="gr8" draw:text-style-name="P4" draw:layer="layout" svg:width="3.973cm" svg:height="0.962cm" svg:x="71.291cm" svg:y="34.954cm">
          <draw:text-box>
            <text:p>Не найдено</text:p>
          </draw:text-box>
        </draw:frame>
        <draw:custom-shape draw:name="Process_23" draw:style-name="gr76" draw:text-style-name="P2" xml:id="id37" draw:id="id37" draw:layer="layout" svg:width="3cm" svg:height="2cm" svg:x="61.412cm" svg:y="37.865cm">
          <text:p text:style-name="P1"><text:span text:style-name="T1">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24" draw:style-name="gr77" draw:text-style-name="P2" xml:id="id38" draw:id="id38" draw:layer="layout" svg:width="3cm" svg:height="2cm" svg:x="73.201cm" svg:y="37.483cm">
          <text:p text:style-name="P1"><text:span text:style-name="T1">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_36" draw:style-name="gr78" draw:text-style-name="P3" draw:layer="layout" svg:x1="65.499cm" svg:y1="35.954cm" svg:x2="62.912cm" svg:y2="37.865cm" draw:start-shape="id36" draw:start-glue-point="5" draw:end-shape="id37" draw:end-glue-point="4" svg:d="M65499 35954h-2587v1911" svg:viewBox="0 0 2588 1912">
          <text:p/>
        </draw:connector>
        <draw:connector draw:name="Connector_37" draw:style-name="gr79" draw:text-style-name="P3" draw:layer="layout" svg:x1="70.644cm" svg:y1="35.954cm" svg:x2="74.701cm" svg:y2="37.483cm" draw:start-shape="id36" draw:start-glue-point="7" draw:end-shape="id38" draw:end-glue-point="4" svg:d="M70644 35954h4057v1529" svg:viewBox="0 0 4058 15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8T13:26:34.883000000</dc:date>
    <meta:editing-duration>P1DT2H8M38S</meta:editing-duration>
    <meta:editing-cycles>2</meta:editing-cycles>
    <meta:generator>LibreOffice/7.1.1.2$Windows_X86_64 LibreOffice_project/fe0b08f4af1bacafe4c7ecc87ce55bb426164676</meta:generator>
    <meta:document-statistic meta:object-count="88"/>
  </office:meta>
</office:document-meta>
</file>